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fa6a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34f22e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34f22e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fa6a5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1fa6a5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34f22e" officeooo:paragraph-rsid="0034f22e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4pt" officeooo:rsid="001fa6a5" officeooo:paragraph-rsid="001fa6a5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officeooo:rsid="001fa6a5"/>
    </style:style>
    <style:style style:name="T4" style:family="text">
      <style:text-properties officeooo:rsid="0034f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3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Init new virtualenv with specific python version. If current venv exists remove it with </text:p>
            <text:p text:style-name="P12">pipenv --rm</text:p>
          </table:table-cell>
        </table:table-row>
        <table:table-row>
          <table:table-cell table:style-name="Table2.A2" office:value-type="string">
            <text:p text:style-name="P7">pipenv install --python 3.x</text:p>
          </table:table-cell>
        </table:table-row>
      </table:table>
      <text:p text:style-name="P4"/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Uninstall package</text:p>
          </table:table-cell>
        </table:table-row>
        <table:table-row>
          <table:table-cell table:style-name="Table6.A2" office:value-type="string">
            <text:p text:style-name="P8">pipenv <text:span text:style-name="T4">un</text:span>install --<text:span text:style-name="T4">pandas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Check python version</text:p>
          </table:table-cell>
        </table:table-row>
        <table:table-row>
          <table:table-cell table:style-name="Table3.A2" office:value-type="string">
            <text:p text:style-name="P9">python --version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Remove existing pipenv venv</text:p>
          </table:table-cell>
        </table:table-row>
        <table:table-row>
          <table:table-cell table:style-name="Table4.A2" office:value-type="string">
            <text:p text:style-name="P10">pipenv --rm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8">Check pipenv project setup location path</text:p>
          </table:table-cell>
        </table:table-row>
        <table:table-row>
          <table:table-cell table:style-name="Table5.A2" office:value-type="string">
            <text:p text:style-name="P11">pipenv --<text:span text:style-name="T3">py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3-01-14T13:13:11.987512889</dc:date>
    <meta:editing-duration>PT12H29M18S</meta:editing-duration>
    <meta:editing-cycles>6</meta:editing-cycles>
    <meta:generator>LibreOffice/7.3.7.2$Linux_X86_64 LibreOffice_project/30$Build-2</meta:generator>
    <meta:document-statistic meta:table-count="6" meta:image-count="0" meta:object-count="0" meta:page-count="1" meta:paragraph-count="14" meta:word-count="62" meta:character-count="373" meta:non-whitespace-character-count="329"/>
  </office:meta>
</office:document-meta>
</file>